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71B97409AA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43cm)" draw:image-opacity="100%" style:mirror="none"/>
    </style:style>
    <style:style style:name="gr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92cm" svg:y="6.892cm">
          <text:p/>
        </draw:rect>
        <draw:rect draw:style-name="gr1" draw:text-style-name="P1" draw:layer="layout" svg:width="2.54cm" svg:height="2.54cm" svg:x="10.408cm" svg:y="5.136cm">
          <text:p/>
        </draw:rect>
        <draw:connector draw:style-name="gr2" draw:text-style-name="P1" draw:layer="layout" draw:type="curve" draw:line-skew="-0.562cm" svg:x1="6.19cm" svg:y1="8.162cm" svg:x2="8.419cm" svg:y2="6.876cm" draw:start-shape="id1" draw:start-glue-point="1" draw:end-shape="id2" draw:end-glue-point="3" svg:d="m6190 8162c828 0-286-1286 2229-1286">
          <text:p/>
        </draw:connector>
        <draw:frame draw:style-name="gr3" draw:text-style-name="P1" draw:layer="layout" svg:width="1.388cm" svg:height="1.716cm" svg:x="10.984cm" svg:y="5.548cm">
          <draw:image xlink:href="Pictures/100000000000009A000000AA25BBAB6F.png" xlink:type="simple" xlink:show="embed" xlink:actuate="onLoad">
            <text:p/>
          </draw:image>
        </draw:frame>
        <draw:frame draw:style-name="gr3" draw:text-style-name="P1" draw:layer="layout" svg:width="1.803cm" svg:height="1.803cm" svg:x="2.061cm" svg:y="7.261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1.694cm" svg:y="3.328cm">
          <text:p/>
        </draw:rect>
        <draw:frame draw:style-name="gr4" draw:text-style-name="P1" draw:layer="layout" svg:width="2.133cm" svg:height="1.777cm" svg:x="1.898cm" svg:y="3.71cm">
          <draw:image xlink:href="Pictures/10000000000000AA00000071B97409AA.png" xlink:type="simple" xlink:show="embed" xlink:actuate="onLoad">
            <text:p/>
          </draw:image>
        </draw:frame>
        <draw:connector draw:style-name="gr5" draw:text-style-name="P1" draw:layer="layout" draw:type="curve" draw:line-skew="-0.337cm" svg:x1="6.19cm" svg:y1="4.055cm" svg:x2="8.419cm" svg:y2="5.875cm" draw:start-shape="id3" draw:start-glue-point="1" draw:end-shape="id4" draw:end-glue-point="3" svg:d="m6190 4055c1165 0 51 1820 2229 1820">
          <text:p/>
        </draw:connector>
        <draw:connector draw:style-name="gr5" draw:text-style-name="P1" draw:layer="layout" draw:type="curve" draw:line-skew="-0.383cm" svg:x1="6.191cm" svg:y1="5.16cm" svg:x2="8.419cm" svg:y2="6.876cm" draw:start-shape="id5" draw:start-glue-point="1" draw:end-shape="id2" draw:end-glue-point="3" svg:d="m6191 5160c1096 0-17 1716 2228 1716">
          <text:p/>
        </draw:connector>
        <draw:custom-shape draw:style-name="gr6" draw:text-style-name="P2" draw:id="id3" draw:layer="layout" svg:width="1.961cm" svg:height="0.633cm" svg:x="4.229cm" svg:y="3.739cm">
          <text:p text:style-name="P2"><text:span text:style-name="T1">Set On</text:span></text:p>
          <draw:enhanced-geometry svg:viewBox="0 0 21600 21600" draw:text-areas="0 0 21600 21600" draw:type="pentagon-right" draw:modifiers="18231.19266055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2" draw:layer="layout" svg:width="1.961cm" svg:height="0.633cm" svg:x="8.419cm" svg:y="6.56cm">
          <text:p text:style-name="P2"><text:span text:style-name="T1">Turn Off</text:span></text:p>
          <draw:enhanced-geometry svg:viewBox="0 0 21600 21600" draw:text-areas="0 0 21600 21600" draw:type="pentagon-right" draw:modifiers="18231.19266055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4" draw:layer="layout" svg:width="1.961cm" svg:height="0.633cm" svg:x="8.419cm" svg:y="5.559cm">
          <text:p text:style-name="P2"><text:span text:style-name="T1">Turn On</text:span></text:p>
          <draw:enhanced-geometry svg:viewBox="0 0 21600 21600" draw:text-areas="0 0 21600 21600" draw:type="pentagon-right" draw:modifiers="18231.19266055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1" draw:layer="layout" svg:width="1.961cm" svg:height="0.633cm" svg:x="4.229cm" svg:y="7.846cm">
          <text:p text:style-name="P2"><text:span text:style-name="T1">Pushed</text:span></text:p>
          <draw:enhanced-geometry svg:viewBox="0 0 21600 21600" draw:text-areas="0 0 21600 21600" draw:type="pentagon-right" draw:modifiers="18231.19266055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2" draw:id="id5" draw:layer="layout" svg:width="1.961cm" svg:height="0.633cm" svg:x="4.23cm" svg:y="4.844cm">
          <text:p text:style-name="P2"><text:span text:style-name="T1">Set Off</text:span></text:p>
          <draw:enhanced-geometry svg:viewBox="0 0 21600 21600" draw:text-areas="0 0 21600 21600" draw:type="pentagon-right" draw:modifiers="18231.19266055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5T12:45:47</dc:date>
    <dc:creator>David Harris</dc:creator>
    <meta:editing-duration>PT00H39M15S</meta:editing-duration>
    <meta:editing-cycles>12</meta:editing-cycles>
    <meta:generator>OpenOffice.org/3.1$Unix OpenOffice.org_project/310m11$Build-939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